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size="14pt" fo:language="de" fo:country="DE" style:font-size-asian="14pt" style:font-size-complex="14pt"/>
    </style:style>
    <style:style style:name="P3" style:family="paragraph" style:parent-style-name="Standard">
      <style:paragraph-properties fo:line-height="150%" fo:text-align="justify" style:justify-single-word="false"/>
    </style:style>
    <style:style style:name="P4" style:family="paragraph" style:parent-style-name="Standard" style:master-page-name="Standard">
      <style:paragraph-properties style:page-number="auto"/>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style>
    <style:style style:name="T3" style:family="text">
      <style:text-properties fo:font-size="14pt" fo:language="de" fo:country="DE"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2">Nire bizimodua</text:span></text:p>
      <text:p text:style-name="P1"/>
      <text:p text:style-name="P3"><text:span text:style-name="T1">Ni irakaslea naiz. Frantsesa eta italiera irakasten ditut. Normalean nire ikasleak espainiarrak eta marokoarrak dira. Ikasle gutxi ditudanez, ez dut lan handirik egiten, egunean bizpahiru ordu, gehienetan arratsaldean. </text:span><text:span text:style-name="T3">Batzuetan etxean lan egiten dut, beste batzuetan ikasleen etxera joaten naiz. Goizean goiz jaikitzen naiz (6etan), ibiltzera irteten naiz eta ondoren hizkuntzak ikasi eta irakurtzen dut. Ordu bietan bazkaltzen dut etxean eta gero ordu erdiko siesta egiten dut. Arratsaldean, eskolen ondoren, bizikleta egiten dut eta musika entzuten dut. Ohera joan aurretik, berriro irakurtzen dut eta goiz oheratzen naiz, 10:30etan</text:span><text:bookmark text:name="Bookmark"/><text:span text:style-name="T3"> aldera.</text:span></text:p>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libri" svg:font-family="Calibr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es" fo:country="ES"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Usuario</meta:initial-creator>
    <meta:editing-cycles>7</meta:editing-cycles>
    <meta:creation-date>2023-11-18T10:26:00</meta:creation-date>
    <dc:date>2024-02-17T07:02:54.92</dc:date>
    <meta:editing-duration>PT14S</meta:editing-duration>
    <meta:generator>OpenOffice/4.1.10$Win32 OpenOffice.org_project/4110m2$Build-9807</meta:generator>
    <meta:document-statistic meta:table-count="0" meta:image-count="0" meta:object-count="0" meta:page-count="1" meta:paragraph-count="2" meta:word-count="90" meta:character-count="65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